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 Mono1" svg:font-family="'Roboto Mono', 'Courier New'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2" svg:font-family="Calibri" style:font-pitch="variable"/>
    <style:font-face style:name="DejaVu Sans1" svg:font-family="'DejaVu Sans'" style:font-pitch="variable"/>
    <style:font-face style:name="Roboto Mono2" svg:font-family="'Roboto Mono', 'Courier New'" style:font-pitch="variable"/>
    <style:font-face style:name="Calibri1" svg:font-family="Calibri" style:font-family-generic="modern" style:font-pitch="variable"/>
    <style:font-face style:name="Courier New2" svg:font-family="'Courier New'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3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background-color="#ffffff" style:font-name-asian="Times New Roman" style:language-asian="pt" style:country-asian="BR" style:font-name-complex="Courier New3"/>
    </style:style>
    <style:style style:name="P2" style:family="paragraph" style:parent-style-name="Standard">
      <style:paragraph-properties fo:margin-top="0cm" fo:margin-bottom="0cm" loext:contextual-spacing="true" fo:line-height="100%"/>
    </style:style>
    <style:style style:name="P3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bold" fo:background-color="#ffffff" style:font-size-asian="11pt" style:font-style-asian="normal" style:font-weight-asian="bold" style:font-size-complex="11pt"/>
    </style:style>
    <style:style style:name="P4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normal" officeooo:rsid="005769d4" officeooo:paragraph-rsid="005769d4" fo:background-color="#ffffff" style:font-size-asian="11pt" style:font-style-asian="normal" style:font-weight-asian="normal" style:font-size-complex="11pt" style:font-weight-complex="normal"/>
    </style:style>
    <style:style style:name="P5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/>
    </style:style>
    <style:style style:name="P8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50eda9"/>
    </style:style>
    <style:style style:name="P9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3818b0"/>
    </style:style>
    <style:style style:name="P10" style:family="paragraph" style:parent-style-name="Preformatted_20_Text">
      <style:paragraph-properties fo:margin-top="0cm" fo:margin-bottom="0.101cm" loext:contextual-spacing="true" fo:line-height="100%" fo:orphans="2" fo:widows="2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margin-top="0cm" fo:margin-bottom="0.101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2" style:family="paragraph" style:parent-style-name="Preformatted_20_Text">
      <style:paragraph-properties fo:margin-top="0cm" fo:margin-bottom="0.101cm" loext:contextual-spacing="true" fo:line-height="100%" fo:orphans="2" fo:widows="2"/>
      <style:text-properties fo:color="#000000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size="14pt" fo:font-style="italic" style:text-underline-style="solid" style:text-underline-width="auto" style:text-underline-color="font-color" fo:font-weight="bold" officeooo:rsid="0050eda9" officeooo:paragraph-rsid="0050eda9" style:font-name-asian="Times New Roman" style:font-size-asian="14pt" style:language-asian="pt" style:country-asian="BR" style:font-style-asian="italic" style:font-weight-asian="bold" style:font-name-complex="Courier New3"/>
    </style:style>
    <style:style style:name="P14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font-name="Roboto Mono" fo:font-size="10.5pt" fo:letter-spacing="normal" fo:font-style="normal" fo:font-weight="bold" officeooo:rsid="004c9f87" officeooo:paragraph-rsid="0050eda9" fo:background-color="#ffffff" style:font-size-asian="11pt" style:font-style-asian="normal" style:font-weight-asian="normal" style:font-size-complex="11pt"/>
    </style:style>
    <style:style style:name="P15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16" style:family="paragraph" style:parent-style-name="Preformatted_20_Text">
      <style:paragraph-properties fo:margin-top="0cm" fo:margin-bottom="0.101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000000"/>
      <style:text-properties style:font-name="Chilanka" fo:font-size="24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cm" fo:margin-bottom="0.101cm" fo:line-height="100%"/>
    </style:style>
    <style:style style:name="P21" style:family="paragraph">
      <loext:graphic-properties draw:fill="none" draw:fill-color="#ffffff"/>
      <style:paragraph-properties fo:margin-top="0cm" fo:margin-bottom="0.101cm" fo:line-height="100%"/>
      <style:text-properties fo:color="#000000" style:font-name="Courier New" fo:font-size="10.5pt" fo:font-weight="bold" style:font-size-asian="10.5pt" style:font-weight-asian="bold" style:font-size-complex="10.5pt" style:font-weight-complex="bold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4ad26a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3" style:family="text">
      <style:text-properties fo:font-variant="normal" fo:text-transform="none" style:font-name="Courier New" fo:font-size="11pt" fo:letter-spacing="normal" fo:font-style="normal" fo:font-weight="bold" officeooo:rsid="0050eda9" fo:background-color="#ffffff" loext:char-shading-value="0" style:font-size-asian="11pt" style:font-style-asian="normal" style:font-weight-asian="bold" style:font-size-complex="11pt" style:font-weight-complex="bold"/>
    </style:style>
    <style:style style:name="T4" style:family="text">
      <style:text-properties fo:font-variant="normal" fo:text-transform="none" style:font-name="Courier New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style:text-line-through-style="none" style:text-line-through-type="none" style:font-name="Roboto Mono" fo:font-size="10.5pt" fo:letter-spacing="normal" fo:font-style="normal" style:text-underline-style="none" fo:font-weight="bold" officeooo:rsid="004c9f87" style:text-blinking="false" fo:background-color="transparent" loext:char-shading-value="0" style:font-size-asian="11pt" style:font-style-asian="normal" style:font-weight-asian="normal" style:font-size-complex="11pt" loext:padding="0cm" loext:border="none"/>
    </style:style>
    <style:style style:name="T6" style:family="text">
      <style:text-properties fo:font-variant="normal" fo:text-transform="none" style:font-name="Roboto Mono" fo:font-size="10.5pt" fo:letter-spacing="normal" fo:font-style="normal" fo:font-weight="bold"/>
    </style:style>
    <style:style style:name="T7" style:family="text">
      <style:text-properties fo:font-variant="normal" fo:text-transform="none" style:font-name="Roboto Mono" fo:font-size="10.5pt" fo:letter-spacing="normal" fo:font-style="normal" fo:font-weight="bold" officeooo:rsid="0055e77f"/>
    </style:style>
    <style:style style:name="T8" style:family="text">
      <style:text-properties fo:font-variant="normal" fo:text-transform="none" style:font-name="Roboto Mono" fo:font-size="10.5pt" fo:letter-spacing="normal" fo:font-style="normal" fo:font-weight="bold" officeooo:rsid="004c9f87" fo:background-color="transparent" loext:char-shading-value="0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style:font-name="Roboto Mono" fo:font-size="10.5pt" fo:font-style="normal" fo:font-weight="normal"/>
    </style:style>
    <style:style style:name="T12" style:family="text">
      <style:text-properties style:font-name="Roboto Mono" fo:font-size="10.5pt" fo:font-style="normal" fo:font-weight="bold"/>
    </style:style>
    <style:style style:name="T13" style:family="text">
      <style:text-properties style:font-name="Roboto Mono" fo:font-size="10.5pt" fo:font-style="normal" fo:font-weight="bold" officeooo:rsid="0055e77f"/>
    </style:style>
    <style:style style:name="T14" style:family="text">
      <style:text-properties style:font-name="Roboto Mono" fo:font-size="10.5pt" fo:font-style="normal" fo:font-weight="bold" officeooo:rsid="0051ef86"/>
    </style:style>
    <style:style style:name="T15" style:family="text">
      <style:text-properties officeooo:rsid="005769d4"/>
    </style:style>
    <style:style style:name="T16" style:family="text">
      <style:text-properties style:font-name="Chilanka" fo:font-size="24pt"/>
    </style:style>
    <style:style style:name="T17" style:family="text">
      <style:text-properties fo:color="#000000" fo:font-size="10.5pt" style:font-size-asian="10.5pt" style:font-size-complex="10.5pt"/>
    </style:style>
    <style:style style:name="T18" style:family="text">
      <style:text-properties fo:color="#000000" style:font-name="Roboto Mono1" fo:font-size="10.5pt" fo:font-weight="bold" style:font-size-asian="10.5pt" style:font-weight-asian="bold" style:font-name-complex="Roboto Mono1" style:font-size-complex="10.5pt" style:font-weight-complex="bold"/>
    </style:style>
    <style:style style:name="T19" style:family="text">
      <style:text-properties fo:color="#000000" style:font-name="Roboto Mono1" fo:font-size="10.5pt" style:font-size-asian="10.5pt" style:font-name-complex="Roboto Mono1" style:font-size-complex="10.5pt"/>
    </style:style>
    <style:style style:name="T20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15cm" fo:min-width="0.552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svg:stroke-color="#000000" draw:fill="none" draw:textarea-vertical-align="middle" draw:auto-grow-height="false" fo:min-height="7.987cm" fo:min-width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16cm" fo:min-width="0.9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svg:stroke-color="#000000" draw:fill="none" draw:textarea-vertical-align="middle" draw:auto-grow-height="false" fo:min-height="4.142cm" fo:min-width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0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734cm" fo:min-width="2.2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8" style:family="graphic">
      <style:graphic-properties svg:stroke-color="#000000" draw:fill="none" draw:textarea-vertical-align="middle" draw:auto-grow-height="false" fo:min-height="3.318cm" fo:min-width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7.285cm" fo:min-width="8.0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2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0" draw:name="Figura1" draw:style-name="gr12" draw:text-style-name="P23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11" draw:text-style-name="P18" svg:width="0.899cm" svg:height="0.851cm" svg:x="18.083cm" svg:y="0.005cm"><text:p><text:span text:style-name="T16">15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Ele vem</text:p>
      <text:p text:style-name="P1"/>
      <text:p text:style-name="P3"><text:bookmark text:name="cifra_tom"/>Tom: <text:span text:style-name="T15">G</text:span></text:p>
      <text:p text:style-name="P3"/>
      <text:p text:style-name="P4">Capotraste : 1° casa</text:p>
      <text:p text:style-name="P2"><text:span text:style-name="Internet_20_link"><text:span text:style-name="T1"/></text:span></text:p>
      <text:p text:style-name="P8"><draw:line text:anchor-type="paragraph" draw:z-index="3" draw:name="Forma3" draw:style-name="gr1" draw:text-style-name="P17" svg:x1="-0.487cm" svg:y1="16.956cm" svg:x2="-0.508cm" svg:y2="0.132cm"><text:p/></draw:line><draw:line text:anchor-type="paragraph" draw:z-index="4" draw:name="Forma4" draw:style-name="gr9" draw:text-style-name="P17" svg:x1="-0.487cm" svg:y1="0.132cm" svg:x2="-0.111cm" svg:y2="0.132cm"><text:p/></draw:line><text:span text:style-name="T2">Intro </text:span><text:span text:style-name="T3">2x</text:span><text:span text:style-name="T4">: <text:s/></text:span><text:span text:style-name="T5">Em</text:span><text:span text:style-name="T8"> <text:s/>C9 <text:s/>G <text:s/>D/F#</text:span></text:p>
      <text:p text:style-name="P14"/>
      <text:p text:style-name="P14"/>
      <text:p text:style-name="P9"><draw:line text:anchor-type="paragraph" draw:z-index="13" draw:name="Forma3" draw:style-name="gr1" draw:text-style-name="P17" svg:x1="8.068cm" svg:y1="22.542cm" svg:x2="8.068cm" svg:y2="0.273cm"><text:p/></draw:line><draw:frame text:anchor-type="paragraph" draw:z-index="8" draw:name="Forma5" draw:style-name="gr6" draw:text-style-name="P21" svg:width="10.517cm" svg:height="20.769cm" svg:x="8.555cm" svg:y="0.166cm"><draw:text-box><text:p text:style-name="P20"><text:span text:style-name="T17"><text:s/></text:span><text:span text:style-name="T18">C9</text:span></text:p><text:p text:style-name="P20"><text:span text:style-name="T19">Tu és Senhor O nosso Deus</text:span></text:p><text:p text:style-name="P20"><text:span text:style-name="T17"><text:s/></text:span><text:span text:style-name="T18">D9</text:span></text:p><text:p text:style-name="P20"><text:span text:style-name="T19">Digno tu és De receber</text:span></text:p><text:p text:style-name="P20"><text:span text:style-name="T17"><text:s/></text:span><text:span text:style-name="T18">Em</text:span></text:p><text:p text:style-name="P20"><text:span text:style-name="T19">Todo Louvor, Vamos clamar</text:span></text:p><text:p text:style-name="P20"><text:span text:style-name="T17"><text:s text:c="7"/></text:span><text:span text:style-name="T18">C9</text:span></text:p><text:p text:style-name="P20"><text:span text:style-name="T19">Então vem, Então vem</text:span></text:p><text:p text:style-name="P20"><text:span text:style-name="T19"/></text:p><text:p text:style-name="P20"><text:span text:style-name="T19"/></text:p><text:p text:style-name="P20"><text:span text:style-name="T19"/></text:p><text:p text:style-name="P20"><text:span text:style-name="T19"/></text:p><text:p text:style-name="P20"><text:span text:style-name="T20"><text:s text:c="3"/></text:span><text:span text:style-name="T20">G</text:span><text:span text:style-name="T18"> <text:s text:c="11"/>G7</text:span><text:span text:style-name="T18"><text:tab/></text:span><text:span text:style-name="T18"> </text:span></text:p><text:p text:style-name="P20"><text:span text:style-name="T19">O Rei está voltando! </text:span></text:p><text:p text:style-name="P20"><text:span text:style-name="T18">C9</text:span><text:span text:style-name="T19"> <text:s text:c="5"/></text:span><text:span text:style-name="T18"><text:tab/></text:span><text:span text:style-name="T18"><text:tab/></text:span><text:span text:style-name="T18"> </text:span><text:span text:style-name="T18"><text:tab/></text:span><text:span text:style-name="T19"> <text:s text:c="2"/></text:span><text:span text:style-name="T18">Am7</text:span></text:p><text:p text:style-name="P20"><text:span text:style-name="T19">O <text:s text:c="4"/>Rei está <text:s text:c="2"/>voltando!</text:span></text:p><text:p text:style-name="P20"><text:span text:style-name="T18"><text:tab/></text:span><text:span text:style-name="T19"> </text:span><text:span text:style-name="T18">D9</text:span><text:span text:style-name="T19"> <text:s text:c="10"/></text:span></text:p><text:p text:style-name="P20"><text:span text:style-name="T19">A trombeta está soando, <text:s text:c="4"/>o meu</text:span></text:p><text:p text:style-name="P20"><text:span text:style-name="T18">C9</text:span><text:span text:style-name="T18"><text:tab/></text:span><text:span text:style-name="T18"><text:tab/></text:span><text:span text:style-name="T18"><text:tab/></text:span><text:span text:style-name="T18"><text:tab/></text:span><text:span text:style-name="T18">G</text:span></text:p><text:p text:style-name="P20"><text:span text:style-name="T19"><text:s/></text:span><text:span text:style-name="T19">no____me irá chamar</text:span></text:p><text:p text:style-name="P20"><text:span text:style-name="T19"/></text:p><text:p text:style-name="P20"><text:span text:style-name="T18"><text:s text:c="15"/></text:span><text:span text:style-name="T18"><text:tab/></text:span><text:span text:style-name="T18"> <text:s text:c="2"/></text:span><text:span text:style-name="T18">G7</text:span><text:span text:style-name="T18"><text:tab/></text:span><text:span text:style-name="T18"> <text:s text:c="4"/>C9</text:span></text:p><text:p text:style-name="P20"><text:span text:style-name="T19">Sim, o Rei está voltando! O Rei está</text:span></text:p><text:p text:style-name="P20"><text:span text:style-name="T19"><text:tab/></text:span><text:span text:style-name="T18">Am7</text:span><text:span text:style-name="T19"> </text:span></text:p><text:p text:style-name="P20"><text:span text:style-name="T19">Voltando!</text:span></text:p><text:p text:style-name="P20"><text:span text:style-name="T19"/></text:p><text:p text:style-name="P20"><text:span text:style-name="T18">D/F# <text:s text:c="14"/>(C9 <text:s text:c="2"/>G/B <text:s/>Am <text:s text:c="2"/>G) <text:s text:c="2"/>G4</text:span></text:p><text:p text:style-name="P20"><text:span text:style-name="T19">Ale__luia! <text:s text:c="4"/>Ele vem <text:s/>me <text:s text:c="3"/>bus__car!</text:span></text:p><text:p text:style-name="P20"><text:span text:style-name="T19"/></text:p></draw:text-box></draw:frame><draw:custom-shape text:anchor-type="paragraph" draw:z-index="9" draw:name="Forma2" draw:style-name="gr5" draw:text-style-name="P19" svg:width="1.015cm" svg:height="4.368cm" svg:x="13.958cm" svg:y="0.34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7"><text:span text:style-name="T6"><text:s text:c="8"/>Em</text:span><text:span text:style-name="T9"> <text:s text:c="6"/></text:span><text:span text:style-name="T6">C9</text:span></text:p>
      <text:p text:style-name="P5">Eu não vou me apegar</text:p>
      <text:p text:style-name="P6"><text:s text:c="8"/><text:span text:style-name="T12">G</text:span><text:span text:style-name="T11"> <text:s text:c="8"/></text:span><text:span text:style-name="T12">D</text:span><text:span text:style-name="T13">9</text:span><text:span text:style-name="T12">/F#</text:span></text:p>
      <text:p text:style-name="P5">Com as coisas daqui</text:p>
      <text:p text:style-name="P5"><draw:custom-shape text:anchor-type="char" draw:z-index="10" draw:style-name="gr4" draw:text-style-name="P18" svg:width="0.923cm" svg:height="0.639cm" svg:x="15.171cm" svg:y="0.086cm"><text:p><text:span text:style-name="T16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6"><text:s text:c="9"/><text:span text:style-name="T12">Em</text:span><text:span text:style-name="T11"> <text:s text:c="8"/></text:span><text:span text:style-name="T12">C9</text:span></text:p>
      <text:p text:style-name="P5">Pois eu sei, há um lugar</text:p>
      <text:p text:style-name="P6"><text:s text:c="10"/><text:span text:style-name="T12">G</text:span><text:span text:style-name="T11"> <text:s/></text:span><text:span text:style-name="T12">D/F#</text:span></text:p>
      <text:p text:style-name="P5">Que me espera</text:p>
      <text:p text:style-name="P5"/>
      <text:p text:style-name="P6"><text:s text:c="7"/><text:span text:style-name="T12">Em</text:span><text:span text:style-name="T11"> <text:s text:c="5"/></text:span><text:span text:style-name="T12">C</text:span><text:span text:style-name="T13">9</text:span></text:p>
      <text:p text:style-name="P5">Estrangeiro eu sou</text:p>
      <text:p text:style-name="P6"><text:s text:c="7"/><text:span text:style-name="T12">G</text:span><text:span text:style-name="T11"> <text:s text:c="6"/></text:span><text:span text:style-name="T12">D</text:span><text:span text:style-name="T13">9</text:span><text:span text:style-name="T12">/F#</text:span></text:p>
      <text:p text:style-name="P5">O meu lar é o céu!</text:p>
      <text:p text:style-name="P5"><draw:custom-shape text:anchor-type="paragraph" draw:z-index="11" draw:name="Forma2" draw:style-name="gr3" draw:text-style-name="P19" svg:width="1.015cm" svg:height="8.425cm" svg:x="17.507cm" svg:y="0.23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6"><text:s text:c="7"/><text:span text:style-name="T12">Em</text:span><text:span text:style-name="T11"> <text:s text:c="8"/></text:span><text:span text:style-name="T12">C9</text:span></text:p>
      <text:p text:style-name="P5">Meu Jesus, vem Buscar</text:p>
      <text:p text:style-name="P6"><text:s text:c="7"/><text:span text:style-name="T12">G</text:span><text:span text:style-name="T11"> <text:s text:c="3"/></text:span><text:span text:style-name="T12">D</text:span><text:span text:style-name="T13">9</text:span><text:span text:style-name="T12">/F#</text:span></text:p>
      <text:p text:style-name="P5">A Sua Noiva</text:p>
      <text:p text:style-name="P15"/>
      <text:p text:style-name="P12"><draw:custom-shape text:anchor-type="paragraph" draw:z-index="2" draw:name="Forma1" draw:style-name="gr10" draw:text-style-name="P22" svg:width="8.093cm" svg:height="7.286cm" svg:x="-0.222cm" svg:y="0.268cm"><text:p/><draw:enhanced-geometry svg:viewBox="0 0 21600 21600" draw:type="rectangle" draw:enhanced-path="M 0 0 L 21600 0 21600 21600 0 21600 0 0 Z N"/></draw:custom-shape></text:p>
      <text:p text:style-name="P15"><text:s text:c="7"/>G</text:p>
      <text:p text:style-name="P5">Ele vira num piscar de olhar</text:p>
      <text:p text:style-name="P6"><draw:custom-shape text:anchor-type="char" draw:z-index="12" draw:style-name="gr2" draw:text-style-name="P18" svg:width="0.576cm" svg:height="0.539cm" svg:x="18.63cm" svg:y="0.353cm"><text:p><text:span text:style-name="T16">3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0"/><text:span text:style-name="T12">D</text:span><text:span text:style-name="T13">9</text:span><text:span text:style-name="T12">/F#</text:span></text:p>
      <text:p text:style-name="P5">Quem estiver pronto com ele irá</text:p>
      <text:p text:style-name="P6"><text:s text:c="9"/><text:span text:style-name="T12">Am</text:span><text:span text:style-name="T13">7</text:span></text:p>
      <text:p text:style-name="P5">Na sua Glória com Ele morar</text:p>
      <text:p text:style-name="P6"><text:s text:c="5"/><text:span text:style-name="T12">Em</text:span><text:span text:style-name="T11"> <text:s text:c="4"/></text:span><text:span text:style-name="T12">D/F#</text:span></text:p>
      <text:p text:style-name="P5">Ele vem Ele vem</text:p>
      <text:p text:style-name="P7"/>
      <text:p text:style-name="P6"><text:s text:c="14"/><text:span text:style-name="T12">G</text:span></text:p>
      <text:p text:style-name="P5">Não mais tristezas não mais temor</text:p>
      <text:p text:style-name="P6"><text:s text:c="13"/><text:span text:style-name="T12">D</text:span><text:span text:style-name="T13">9</text:span><text:span text:style-name="T12">/F#</text:span></text:p>
      <text:p text:style-name="P5">Junto com os anjos cantar eu vou</text:p>
      <text:p text:style-name="P6"><text:s text:c="14"/><text:span text:style-name="T12">Am</text:span></text:p>
      <text:p text:style-name="P5">Digno é o cordeiro que se entregou</text:p>
      <text:p text:style-name="P6"><text:s text:c="5"/><text:span text:style-name="T12">Em</text:span><text:span text:style-name="T11"> <text:s text:c="3"/></text:span><text:span text:style-name="T12">D/F#</text:span></text:p>
      <text:p text:style-name="P5">Ele vem Ele vem</text:p>
      <text:p text:style-name="P15"/>
      <text:p text:style-name="P5"><draw:custom-shape text:anchor-type="paragraph" draw:z-index="5" draw:name="Forma2" draw:style-name="gr8" draw:text-style-name="P19" svg:width="1.015cm" svg:height="3.499cm" svg:x="5.225cm" svg:y="0.37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2"><text:span text:style-name="T10"><text:s/></text:span><text:span text:style-name="T7">C</text:span><text:span text:style-name="T6">9</text:span></text:p>
      <text:p text:style-name="P11">Tu és Senhor O nosso Deus</text:p>
      <text:p text:style-name="P10"><text:s/><text:span text:style-name="T13">D9</text:span></text:p>
      <text:p text:style-name="P11"><draw:custom-shape text:anchor-type="char" draw:z-index="6" draw:style-name="gr4" draw:text-style-name="P18" svg:width="0.923cm" svg:height="0.639cm" svg:x="6.503cm" svg:y="0.002cm"><text:p><text:span text:style-name="T16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Digno tu és De receber</text:p>
      <text:p text:style-name="P10"><text:s/><text:span text:style-name="T13">E</text:span><text:span text:style-name="T12">m</text:span></text:p>
      <text:p text:style-name="P11">Todo Louvor, Vamos clamar</text:p>
      <text:p text:style-name="P10"><text:s text:c="7"/><text:span text:style-name="T13">C</text:span><text:span text:style-name="T14">9</text:span></text:p>
      <text:p text:style-name="P11">Então vem, Então vem</text:p>
      <text:p text:style-name="P11"/>
      <text:p text:style-name="P12"/>
      <text:p text:style-name="P12"><draw:custom-shape text:anchor-type="char" draw:z-index="7" draw:style-name="gr7" draw:text-style-name="P18" svg:width="2.223cm" svg:height="0.757cm" svg:x="0.113cm" svg:y="-0.071cm"><text:p><text:span text:style-name="T16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2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 Mono1" svg:font-family="'Roboto Mono', 'Courier New'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2" svg:font-family="Calibri" style:font-pitch="variable"/>
    <style:font-face style:name="DejaVu Sans1" svg:font-family="'DejaVu Sans'" style:font-pitch="variable"/>
    <style:font-face style:name="Roboto Mono2" svg:font-family="'Roboto Mono', 'Courier New'" style:font-pitch="variable"/>
    <style:font-face style:name="Calibri1" svg:font-family="Calibri" style:font-family-generic="modern" style:font-pitch="variable"/>
    <style:font-face style:name="Courier New2" svg:font-family="'Courier New'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3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3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3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77cm" style:type="center"/>
          <style:tab-stop style:position="18.754cm" style:type="right"/>
        </style:tab-stops>
      </style:paragraph-properties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76cm" fo:margin-bottom="0.259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4-02T17:20:37.964000000</dc:date>
    <meta:editing-cycles>76</meta:editing-cycles>
    <meta:editing-duration>P3DT14H46M11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44" meta:word-count="143" meta:character-count="798" meta:non-whitespace-character-count="4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